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c9211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1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9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/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/>
          <table:table-cell table:style-name="ce50" table:number-columns-repeated="4"/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/>
          <table:table-cell table:style-name="ce50" table:number-columns-repeated="4"/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/>
          <table:table-cell table:style-name="ce50" table:number-columns-repeated="3"/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Default" table:number-columns-repeated="5"/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Default" table:number-columns-repeated="1017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/>
          <table:table-cell table:style-name="ce50" table:number-columns-repeated="4"/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/>
          <table:table-cell table:style-name="ce50" table:number-columns-repeated="4"/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/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YES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/>
          <table:table-cell table:style-name="ce50" table:number-columns-repeated="3"/>
          <table:table-cell table:style-name="ce47"/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/>
          <table:table-cell table:style-name="ce50" table:number-columns-repeated="4"/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style-name="ce47"/>
          <table:table-cell table:style-name="ce50" table:number-columns-repeated="4"/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8"/>
          <table:table-cell table:style-name="ce51" table:number-columns-repeated="4"/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/>
          <table:table-cell table:style-name="ce50"/>
          <table:table-cell table:style-name="ce47"/>
          <table:table-cell table:style-name="ce50" table:number-columns-repeated="2"/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YES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230" calcext:value-type="float">
            <text:p>230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4]/[.B53]" office:value-type="percentage" office:value="0.08" calcext:value-type="percentage">
            <text:p>8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0" calcext:value-type="float">
            <text:p>50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1];&quot;NO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2];&quot;YES&quot;)" office:value-type="float" office:value="47" calcext:value-type="float">
            <text:p>47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59]/[.B57]" office:value-type="percentage" office:value="0.0600000000000001" calcext:value-type="percentage">
            <text:p>6%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1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8" calcext:value-type="float">
            <text:p>1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4" calcext:value-type="float">
            <text:p>44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1"/>
      </table:named-expressions>
      <table:database-ranges>
        <table:database-range table:name="__Anonymous_Sheet_DB__1" table:target-range-address="Entries.A1:Entries.G5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20:06:10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5T20:44:34.027000000</dc:date>
    <meta:editing-cycles>776</meta:editing-cycles>
    <meta:editing-duration>P13DT2H38M35S</meta:editing-duration>
    <meta:generator>LibreOffice/7.1.5.2$Windows_x86 LibreOffice_project/85f04e9f809797b8199d13c421bd8a2b025d52b5</meta:generator>
    <meta:document-statistic meta:table-count="3" meta:cell-count="293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